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74in"/>
    </style:style>
    <style:style style:name="co2" style:family="table-column">
      <style:table-column-properties fo:break-before="auto" style:column-width="0.3217in"/>
    </style:style>
    <style:style style:name="co3" style:family="table-column">
      <style:table-column-properties fo:break-before="auto" style:column-width="1.9898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de9a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row table:style-name="ro1">
          <table:table-cell/>
          <table:table-cell table:style-name="Default"/>
          <table:table-cell table:style-name="ce6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5" table:number-rows-spanned="1">
            <text:p>รายการราคาบอร์ดไทเมอร์ 8+2 ZONE <text:s text:c="4"/>12-03-68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รายการ</text:p>
          </table:table-cell>
          <table:table-cell office:value-type="string" calcext:value-type="string">
            <text:p>จำนวน</text:p>
          </table:table-cell>
          <table:table-cell office:value-type="string" calcext:value-type="string">
            <text:p>ราคา</text:p>
          </table:table-cell>
          <table:table-cell office:value-type="string" calcext:value-type="string">
            <text:p>รวม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in PCB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4]*[.E4]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]*[.E5]" office:value-type="float" office:value="100" calcext:value-type="float">
            <text:p>100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จอ LCD+I2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6]*[.E6]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.3V Down converto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D7]*[.E7]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โมโครสวิทซ์ 6X6 </text:p>
          </table:table-cell>
          <table:table-cell office:value-type="float" office:value="6" calcext:value-type="float">
            <text:p>6</text:p>
          </table:table-cell>
          <table:table-cell/>
          <table:table-cell table:formula="of:=[.D8]*[.E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ทรานซิสเตอร์ 2n5401(smd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9]*[.E9]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โดโอด 1N4148 (smd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E10]*[.D10]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รีซิสเตอร์ 10 <text:s/>เคโอห์ม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E11]*[.D11]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รีซิสเตอร์ 560 โอห์ม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D12]*[.E12]" office:value-type="float" office:value="48" calcext:value-type="float">
            <text:p>48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รีซิสเตอร์ 3.3 เคโอห์ม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3]*[.E13]"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ออพโต้ PC8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4]*[.E14]" office:value-type="float" office:value="70" calcext:value-type="float">
            <text:p>70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รังแบตเตอรี่ cr1120+แบต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15]*[.E15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D smd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6]*[.E16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M 7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LM 1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S1307 RTC CLOCK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19]*[.E19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x tal 6.32 Khz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20]*[.E20]" office:value-type="float" office:value="25" calcext:value-type="float">
            <text:p>25</text:p>
          </table:table-cell>
          <table:table-cell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เทอร์มินอลบล็อกแบบเสียบ 10 ซ่อง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กล่อง 128X40X3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2]*[.E2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สติกเกอร์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3]*[.E2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งานฉลูบุ่มกด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24]*[.E2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คาปาซิเตอร์ 470/16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25]*[.E25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ค่าแรงประกอบ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6]*[.E26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รวมทั้งหมด</text:p>
          </table:table-cell>
          <table:covered-table-cell/>
          <table:table-cell table:formula="of:=SUM([.F4:.F26])" office:value-type="float" office:value="734" calcext:value-type="float">
            <text:p>73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/>
          <table:table-cell table:style-name="Default"/>
          <table:table-cell table:style-name="Default" office:value-type="string" calcext:value-type="string">
            <text:p>มีค่าแรงประกอบเพิ่ม 100บาท</text:p>
          </table:table-cell>
          <table:table-cell table:style-name="Default" table:number-columns-repeated="4"/>
        </table:table-row>
        <table:table-row table:style-name="ro3">
          <table:table-cell/>
          <table:table-cell table:style-name="Default"/>
          <table:table-cell table:style-name="Default" office:value-type="string" calcext:value-type="string">
            <text:p>-ปรับราคา part ลงเป็น smd</text:p>
          </table:table-cell>
          <table:table-cell table:style-name="Default" table:number-columns-repeated="4"/>
        </table:table-row>
        <table:table-row table:style-name="ro3">
          <table:table-cell/>
          <table:table-cell table:style-name="Default"/>
          <table:table-cell table:style-name="Default" office:value-type="string" calcext:value-type="string">
            <text:p>-เพิ่มเติมเทอมินอล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3:16:21.533085128</meta:creation-date>
    <dc:date>2025-03-12T13:06:56.513422752</dc:date>
    <meta:editing-duration>PT1H43M40S</meta:editing-duration>
    <meta:editing-cycles>10</meta:editing-cycles>
    <meta:generator>LibreOffice/7.4.7.2$Linux_X86_64 LibreOffice_project/40$Build-2</meta:generator>
    <meta:print-date>2025-04-22T15:43:46.783599782</meta:print-date>
    <meta:document-statistic meta:table-count="1" meta:cell-count="118" meta:object-count="0"/>
  </office:meta>
</office:document-meta>
</file>